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64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2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2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2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30be12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348e502" officeooo:paragraph-rsid="0348e502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0d36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1d8f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760e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style:writing-mode="lr-tb"/>
      <style:text-properties style:font-name="Times New Roman" fo:font-size="12pt" fo:language="uk" fo:country="UA" fo:font-weight="normal" officeooo:paragraph-rsid="033e331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2pt" fo:language="uk" fo:country="UA" fo:font-weight="normal" officeooo:paragraph-rsid="033ffb1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4c71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7679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877a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a35e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d5cc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284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f37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fb02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0ce5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112b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26cb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465d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6ccb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caa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e85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d20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eb5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c27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dd10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0b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27f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464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83c8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b089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cac2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d447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eae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08c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1a22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6396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9922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d7b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f93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e0bf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9ca88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a4eb1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39f6f26" officeooo:paragraph-rsid="039f6f2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0ab36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2" style:font-size-asian="12pt" style:font-weight-asian="bold" style:font-size-complex="12pt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officeooo:paragraph-rsid="030ab365" fo:hyphenate="true" fo:hyphenation-remain-char-count="2" fo:hyphenation-push-char-count="2" loext:hyphenation-no-caps="false"/>
    </style:style>
    <style:style style:name="P6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2" style:font-size-complex="14pt"/>
    </style:style>
    <style:style style:name="P7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71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7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7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969cc" fo:hyphenate="true" fo:hyphenation-remain-char-count="2" fo:hyphenation-push-char-count="2" loext:hyphenation-no-caps="false"/>
    </style:style>
    <style:style style:name="P74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5b5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603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35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8ee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82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336a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0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af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1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1e972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2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3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b6e58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4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bd90b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5" style:family="paragraph" style:parent-style-name="Standard" style:list-style-name="L1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6" style:family="paragraph" style:parent-style-name="Standard" style:list-style-name="L7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-0.25in" style:auto-text-indent="false" style:page-number="auto" fo:background-color="transparent" style:writing-mode="lr-tb"/>
      <style:text-properties style:font-name="Times New Roman" fo:font-size="12pt" fo:language="uk" fo:country="UA" fo:font-weight="normal" officeooo:rsid="042adc43" officeooo:paragraph-rsid="0433517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0d0b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1245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44f3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0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57cd47" officeooo:paragraph-rsid="0457cd4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1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b7aee" officeooo:paragraph-rsid="046b7ae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2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d68f7" officeooo:paragraph-rsid="046d68f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3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dd27f" officeooo:paragraph-rsid="046dd27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4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f123d" officeooo:paragraph-rsid="046f123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f123d" officeooo:paragraph-rsid="046f123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72bc1e" officeooo:paragraph-rsid="0472bc1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42f723f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0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1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43889e3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2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officeooo:rsid="04153046" officeooo:paragraph-rsid="042105b7" style:font-size-asian="10.5pt" style:font-size-complex="12pt" fo:hyphenate="true" fo:hyphenation-remain-char-count="2" fo:hyphenation-push-char-count="2" loext:hyphenation-no-caps="false"/>
    </style:style>
    <style:style style:name="P103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officeooo:rsid="041290a3" officeooo:paragraph-rsid="04213e49" style:font-size-asian="10.5pt" style:font-size-complex="12pt" fo:hyphenate="true" fo:hyphenation-remain-char-count="2" fo:hyphenation-push-char-count="2" loext:hyphenation-no-caps="false"/>
    </style:style>
    <style:style style:name="P104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105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officeooo:paragraph-rsid="02f969cc" fo:hyphenate="true" fo:hyphenation-remain-char-count="2" fo:hyphenation-push-char-count="2" loext:hyphenation-no-caps="false"/>
    </style:style>
    <style:style style:name="P10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607f3" fo:hyphenate="true" fo:hyphenation-remain-char-count="2" fo:hyphenation-push-char-count="2" loext:hyphenation-no-caps="false"/>
    </style:style>
    <style:style style:name="P107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3889e3" fo:hyphenate="true" fo:hyphenation-remain-char-count="2" fo:hyphenation-push-char-count="2" loext:hyphenation-no-caps="false"/>
    </style:style>
    <style:style style:name="P108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4028a4" fo:hyphenate="true" fo:hyphenation-remain-char-count="2" fo:hyphenation-push-char-count="2" loext:hyphenation-no-caps="false"/>
    </style:style>
    <style:style style:name="P109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4246df" fo:hyphenate="true" fo:hyphenation-remain-char-count="2" fo:hyphenation-push-char-count="2" loext:hyphenation-no-caps="false"/>
    </style:style>
    <style:style style:name="P110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4c0237" fo:hyphenate="true" fo:hyphenation-remain-char-count="2" fo:hyphenation-push-char-count="2" loext:hyphenation-no-caps="false"/>
    </style:style>
    <style:style style:name="P111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5fc3af" fo:hyphenate="true" fo:hyphenation-remain-char-count="2" fo:hyphenation-push-char-count="2" loext:hyphenation-no-caps="false"/>
    </style:style>
    <style:style style:name="P112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0d524" fo:hyphenate="true" fo:hyphenation-remain-char-count="2" fo:hyphenation-push-char-count="2" loext:hyphenation-no-caps="false"/>
    </style:style>
    <style:style style:name="P113" style:family="paragraph" style:parent-style-name="Standard" style:list-style-name="L1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68f41" fo:hyphenate="true" fo:hyphenation-remain-char-count="2" fo:hyphenation-push-char-count="2" loext:hyphenation-no-caps="false"/>
    </style:style>
    <style:style style:name="P114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weight="normal" officeooo:rsid="04775da0" officeooo:paragraph-rsid="04775da0" style:font-weight-asian="normal" style:font-weight-complex="normal" fo:hyphenate="true" fo:hyphenation-remain-char-count="2" fo:hyphenation-push-char-count="2" loext:hyphenation-no-caps="false"/>
    </style:style>
    <style:style style:name="P115" style:family="paragraph" style:parent-style-name="Standard" style:list-style-name="L1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weight="normal" officeooo:rsid="04783d89" officeooo:paragraph-rsid="04783d89" style:font-weight-asian="normal" style:font-weight-complex="normal" fo:hyphenate="true" fo:hyphenation-remain-char-count="2" fo:hyphenation-push-char-count="2" loext:hyphenation-no-caps="false"/>
    </style:style>
    <style:style style:name="P116" style:family="paragraph" style:parent-style-name="Standard" style:list-style-name="L1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weight="normal" officeooo:rsid="04790340" officeooo:paragraph-rsid="04790340" style:font-weight-asian="normal" style:font-weight-complex="normal" fo:hyphenate="true" fo:hyphenation-remain-char-count="2" fo:hyphenation-push-char-count="2" loext:hyphenation-no-caps="false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3f97e" officeooo:paragraph-rsid="0413f97e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290a3" officeooo:paragraph-rsid="041290a3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53046" officeooo:paragraph-rsid="04153046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0a3bf" officeooo:paragraph-rsid="0410a3bf" style:font-size-asian="10.5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8" style:family="text">
      <style:text-properties fo:font-weight="bold" style:font-name-asian="Times New Roman2" style:font-weight-asian="bold" style:font-size-complex="14pt"/>
    </style:style>
    <style:style style:name="T9" style:family="text">
      <style:text-properties fo:font-weight="bold" officeooo:rsid="02eba8df" style:font-name-asian="Times New Roman2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uk" fo:country="UA" fo:font-weight="normal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language="uk" fo:country="UA" fo:font-weight="normal" officeooo:rsid="0460d524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language="uk" fo:country="UA" fo:font-weight="bold" style:font-size-asian="10.5pt" style:font-weight-asian="bold" style:font-size-complex="12pt" style:font-weight-complex="bold"/>
    </style:style>
    <style:style style:name="T19" style:family="text">
      <style:text-properties style:font-name="Times New Roman" fo:font-size="12pt" fo:language="uk" fo:country="UA" style:font-size-asian="10.5pt" style:font-size-complex="12pt"/>
    </style:style>
    <style:style style:name="T20" style:family="text">
      <style:text-properties style:font-name="Times New Roman" fo:font-size="12pt" fo:language="uk" fo:country="UA" officeooo:rsid="0477e7a7" style:font-size-asian="10.5pt" style:font-size-complex="12pt"/>
    </style:style>
    <style:style style:name="T21" style:family="text">
      <style:text-properties style:font-name="Times New Roman" fo:font-size="12pt" fo:language="uk" fo:country="UA" officeooo:rsid="04783d89" style:font-size-asian="10.5pt" style:font-size-complex="12pt"/>
    </style:style>
    <style:style style:name="T22" style:family="text">
      <style:text-properties officeooo:rsid="0339ec91"/>
    </style:style>
    <style:style style:name="T23" style:family="text">
      <style:text-properties officeooo:rsid="034af2fe"/>
    </style:style>
    <style:style style:name="T24" style:family="text">
      <style:text-properties officeooo:rsid="039c04ed"/>
    </style:style>
    <style:style style:name="T25" style:family="text">
      <style:text-properties officeooo:rsid="0008bb06"/>
    </style:style>
    <style:style style:name="T26" style:family="text">
      <style:text-properties officeooo:rsid="03a4eb12"/>
    </style:style>
    <style:style style:name="T27" style:family="text">
      <style:text-properties officeooo:rsid="03a6e573"/>
    </style:style>
    <style:style style:name="T28" style:family="text">
      <style:text-properties officeooo:rsid="03aa62d5"/>
    </style:style>
    <style:style style:name="T29" style:family="text">
      <style:text-properties fo:font-size="14pt" fo:font-weight="normal" style:font-weight-asian="normal" style:font-weight-complex="normal"/>
    </style:style>
    <style:style style:name="T30" style:family="text">
      <style:text-properties officeooo:rsid="03b3c69d"/>
    </style:style>
    <style:style style:name="T31" style:family="text">
      <style:text-properties officeooo:rsid="03b4bfb3"/>
    </style:style>
    <style:style style:name="T32" style:family="text">
      <style:text-properties officeooo:rsid="03b58657"/>
    </style:style>
    <style:style style:name="T33" style:family="text">
      <style:text-properties officeooo:rsid="03bc44e6"/>
    </style:style>
    <style:style style:name="T34" style:family="text">
      <style:text-properties officeooo:rsid="03bd90b0"/>
    </style:style>
    <style:style style:name="T35" style:family="text">
      <style:text-properties officeooo:rsid="03bf7f62"/>
    </style:style>
    <style:style style:name="T36" style:family="text">
      <style:text-properties style:font-name="Times New Roman1" style:font-name-asian="Times New Roman1" style:font-name-complex="Times New Roman1"/>
    </style:style>
    <style:style style:name="T37" style:family="text">
      <style:text-properties officeooo:rsid="0450d0b5"/>
    </style:style>
    <style:style style:name="T38" style:family="text">
      <style:text-properties officeooo:rsid="046e9bdc"/>
    </style:style>
    <style:style style:name="T39" style:family="text">
      <style:text-properties officeooo:rsid="047b10c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66in" draw:visible-area-height="1.9866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3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67"/>
      <text:p text:style-name="P17"><text:span text:style-name="T5">на тему: </text:span><text:span text:style-name="T7">«Базові топології. Компоненти комп'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Базові топології. Компоненти комп'ютерної мережі.</text:span></text:p>
      <text:p text:style-name="P15"><text:span text:style-name="T10">Мета. </text:span><text:span text:style-name="T13">Навчитися:</text:span></text:p>
      <text:list xml:id="list2376594531" text:style-name="L1">
        <text:list-item>
          <text:p text:style-name="P70">ідентифікувати три базові топології та їх комбінації,</text:p>
        </text:list-item>
        <text:list-item>
          <text:p text:style-name="P70">описувати переваги та недоліки кожної топології,</text:p>
        </text:list-item>
        <text:list-item>
          <text:p text:style-name="P70">робити вибір топології, що відповідає реалізації конкретної задачі,</text:p>
        </text:list-item>
        <text:list-item>
          <text:p text:style-name="P70">визначати оптимальні для конкретного мережного середовища тип кабелю та апаратури підключення.</text:p>
        </text:list-item>
      </text:list>
      <text:p text:style-name="P11">Порядок виконання роботи.</text:p>
      <text:list xml:id="list1975687315" text:style-name="L2">
        <text:list-item>
          <text:p text:style-name="P71">Ознайомитись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 (Lab_top).</text:p>
        </text:list-item>
        <text:list-item>
          <text:p text:style-name="P71">Ознайомитись з описом та ілюстрацією підключення мережних компонентів (Lab_comp). Необхідно засвоїти:</text:p>
        </text:list-item>
      </text:list>
      <text:list xml:id="list532744958" text:style-name="L3">
        <text:list-item>
          <text:list>
            <text:list-item>
              <text:p text:style-name="P72">основні концепції побудови кабельної системи в локальній обчислювальній мережі;</text:p>
            </text:list-item>
            <text:list-item>
              <text:p text:style-name="P72">основні типи кабелів, їх конструкції, характеристики і способи функціонування;</text:p>
            </text:list-item>
            <text:list-item>
              <text:p text:style-name="P73">засвоїти терміни:</text:p>
              <text:list>
                <text:list-item>
                  <text:p text:style-name="P73">“екранування”,</text:p>
                </text:list-item>
                <text:list-item>
                  <text:p text:style-name="P73">“перехресні перешкоди”,</text:p>
                </text:list-item>
                <text:list-item>
                  <text:p text:style-name="P73">“загасання”,</text:p>
                </text:list-item>
                <text:list-item>
                  <text:p text:style-name="P73">“пленум”,</text:p>
                </text:list-item>
                <text:list-item>
                  <text:p text:style-name="P73">”термінатор”;</text:p>
                </text:list-item>
              </text:list>
            </text:list-item>
          </text:list>
        </text:list-item>
      </text:list>
      <text:p text:style-name="P68"><text:span text:style-name="T14">Короткий</text:span><text:bookmark text:name="page3R_mcid74"/><text:bookmark text:name="page3R_mcid75"/><text:span text:style-name="T14"> опис базових топологій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Line93998289197696">
          <table:table-cell table:style-name="Table1.A1" office:value-type="string">
            <text:p text:style-name="P18">Топологія</text:p>
          </table:table-cell>
          <table:table-cell table:style-name="Table1.A1" office:value-type="string">
            <text:p text:style-name="P19">Визначення</text:p>
          </table:table-cell>
          <table:table-cell table:style-name="Table1.A1" office:value-type="string">
            <text:p text:style-name="P18">Переваги</text:p>
          </table:table-cell>
          <table:table-cell table:style-name="Table1.D1" office:value-type="string">
            <text:p text:style-name="P18">Недоліки</text:p>
          </table:table-cell>
        </table:table-row>
        <table:table-row table:style-name="TableLine93998192887104">
          <table:table-cell table:style-name="Table1.A2" office:value-type="string">
            <text:p text:style-name="P20">Шина<text:span text:style-name="T23">(bus)</text:span></text:p>
          </table:table-cell>
          <table:table-cell table:style-name="Table1.A2" office:value-type="string">
            <text:p text:style-name="P23"><text:span text:style-name="T22">К</text:span>омп'ютери підключені уздовж одного кабелю.</text:p>
          </table:table-cell>
          <table:table-cell table:style-name="Table1.A2" office:value-type="string">
            <text:list xml:id="list1201058183" text:style-name="L4">
              <text:list-item>
                <text:p text:style-name="P74">Економна витрата кабелю.</text:p>
              </text:list-item>
              <text:list-item>
                <text:p text:style-name="P74">Порівняно недорога і нескладна у використанні мережа, середовище передачі.</text:p>
              </text:list-item>
              <text:list-item>
                <text:p text:style-name="P75">Простота, надійність.</text:p>
              </text:list-item>
              <text:list-item>
                <text:p text:style-name="P75">Легко розширюється</text:p>
              </text:list-item>
            </text:list>
          </table:table-cell>
          <table:table-cell table:style-name="Table1.D2" office:value-type="string">
            <text:list xml:id="list232057411207882" text:continue-numbering="true" text:style-name="L4">
              <text:list-item>
                <text:p text:style-name="P76">При значних об'ємах трафіку зменшується пропускна спроможність.</text:p>
              </text:list-item>
              <text:list-item>
                <text:p text:style-name="P77">Важко локалізувати проблеми.</text:p>
              </text:list-item>
              <text:list-item>
                <text:p text:style-name="P77">Вихід з ладу кабелю зупиняє роботу багатьох користувачів</text:p>
              </text:list-item>
            </text:list>
          </table:table-cell>
        </table:table-row>
        <table:table-row table:style-name="TableLine93998208817152">
          <table:table-cell table:style-name="Table1.A2" office:value-type="string">
            <text:p text:style-name="P21">Кільце<text:span text:style-name="T23">(ring)</text:span></text:p>
          </table:table-cell>
          <table:table-cell table:style-name="Table1.A2" office:value-type="string">
            <text:p text:style-name="P24">Кабель, до якого підключені комп'ютери, замкнутий у кільце.</text:p>
          </table:table-cell>
          <table:table-cell table:style-name="Table1.A2" office:value-type="string">
            <text:list xml:id="list3125970146" text:style-name="L5">
              <text:list-item>
                <text:p text:style-name="P78">Всі комп'ютери мають рівний доступ.</text:p>
              </text:list-item>
              <text:list-item>
                <text:p text:style-name="P78">Кількість користувачів не має значного впливу на продуктивність.</text:p>
              </text:list-item>
            </text:list>
          </table:table-cell>
          <table:table-cell table:style-name="Table1.D2" office:value-type="string">
            <text:list xml:id="list232056105821146" text:continue-numbering="true" text:style-name="L5">
              <text:list-item>
                <text:p text:style-name="P79">Вихід з ладу одного комп'ютера може вивести з ладу всю мережу.</text:p>
              </text:list-item>
              <text:list-item>
                <text:p text:style-name="P79">Важко локалізувати проблеми.</text:p>
              </text:list-item>
              <text:list-item>
                <text:p text:style-name="P79">Зміна конфігурації мережі вимагає зупинки роботи всієї мережі</text:p>
              </text:list-item>
            </text:list>
          </table:table-cell>
        </table:table-row>
        <table:table-row table:style-name="TableLine93998277878560">
          <table:table-cell table:style-name="Table1.A2" office:value-type="string">
            <text:p text:style-name="P22">Зірка<text:span text:style-name="T23">(Star)</text:span></text:p>
          </table:table-cell>
          <table:table-cell table:style-name="Table1.A2" office:value-type="string">
            <text:p text:style-name="P24">Комп'ютери підключені до сегментів кабелю, що виходять з однієї точки або концентратора.</text:p>
          </table:table-cell>
          <table:table-cell table:style-name="Table1.A2" office:value-type="string">
            <text:list xml:id="list659317736" text:style-name="L6">
              <text:list-item>
                <text:p text:style-name="P80">Легко модифікувати мережу, додаючи нові комп'ютери.</text:p>
              </text:list-item>
              <text:list-item>
                <text:p text:style-name="P80">Централізований контроль і управління.</text:p>
              </text:list-item>
              <text:list-item>
                <text:p text:style-name="P80">Вихід з ладу одного комп'ютера не впливає на працездатність мережі.</text:p>
              </text:list-item>
            </text:list>
          </table:table-cell>
          <table:table-cell table:style-name="Table1.D2" office:value-type="string">
            <text:list xml:id="list232057608649128" text:continue-numbering="true" text:style-name="L6">
              <text:list-item>
                <text:p text:style-name="P81">Вихід з ладу центрального вузла виводить з ладу всю мережу</text:p>
              </text:list-item>
            </text:list>
          </table:table-cell>
        </table:table-row>
      </table:table>
      <text:p text:style-name="P64"/>
      <text:p text:style-name="P65">Короткий опис основних типів кабелів та їх характеристик</text:p>
      <table:table table:name="Table2" table:style-name="Table2">
        <table:table-column table:style-name="Table2.A" table:number-columns-repeated="5"/>
        <table:table-row table:style-name="TableLine93998199400096">
          <table:table-cell table:style-name="Table2.A1" office:value-type="string">
            <text:p text:style-name="P26">Характеристика</text:p>
          </table:table-cell>
          <table:table-cell table:style-name="Table2.A1" office:value-type="string">
            <text:p text:style-name="P27">Тонкий коаксіальний кабель</text:p>
          </table:table-cell>
          <table:table-cell table:style-name="Table2.A1" office:value-type="string">
            <text:p text:style-name="P28">Товстий коаксіальний кабель</text:p>
          </table:table-cell>
          <table:table-cell table:style-name="Table2.A1" office:value-type="string">
            <text:p text:style-name="P29">Вита пара</text:p>
          </table:table-cell>
          <table:table-cell table:style-name="Table2.E1" office:value-type="string">
            <text:p text:style-name="P30">Оптоволоконний кабель</text:p>
          </table:table-cell>
        </table:table-row>
        <table:table-row table:style-name="TableLine93998274219824"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31">10Base2</text:p>
          </table:table-cell>
          <table:table-cell table:style-name="Table2.A2" office:value-type="string">
            <text:p text:style-name="P31">10Base5</text:p>
          </table:table-cell>
          <table:table-cell table:style-name="Table2.A2" office:value-type="string">
            <text:p text:style-name="P31">10BaseT</text:p>
          </table:table-cell>
          <table:table-cell table:style-name="Table2.E2" office:value-type="string">
            <text:p text:style-name="P62"/>
          </table:table-cell>
        </table:table-row>
        <table:table-row table:style-name="TableLine93998279061504">
          <table:table-cell table:style-name="Table2.A2" office:value-type="string">
            <text:p text:style-name="P32">Вартість</text:p>
          </table:table-cell>
          <table:table-cell table:style-name="Table2.A2" office:value-type="string">
            <text:p text:style-name="P33">Дорожче витої пари</text:p>
          </table:table-cell>
          <table:table-cell table:style-name="Table2.A2" office:value-type="string">
            <text:p text:style-name="P34">Дорожче за тонкий коаксіальний кабель</text:p>
          </table:table-cell>
          <table:table-cell table:style-name="Table2.A2" office:value-type="string">
            <text:p text:style-name="P35">Найдешевший</text:p>
          </table:table-cell>
          <table:table-cell table:style-name="Table2.E2" office:value-type="string">
            <text:p text:style-name="P36">Найдорожчий</text:p>
          </table:table-cell>
        </table:table-row>
        <table:table-row table:style-name="TableLine93998277044224">
          <table:table-cell table:style-name="Table2.A2" office:value-type="string">
            <text:p text:style-name="P37">Ефективна довжина кабелю*</text:p>
          </table:table-cell>
          <table:table-cell table:style-name="Table2.A2" office:value-type="string">
            <text:p text:style-name="P38">185 м</text:p>
          </table:table-cell>
          <table:table-cell table:style-name="Table2.A2" office:value-type="string">
            <text:p text:style-name="P39">500 м</text:p>
          </table:table-cell>
          <table:table-cell table:style-name="Table2.A2" office:value-type="string">
            <text:p text:style-name="P40">100 м</text:p>
          </table:table-cell>
          <table:table-cell table:style-name="Table2.E2" office:value-type="string">
            <text:p text:style-name="P41">2 км</text:p>
          </table:table-cell>
        </table:table-row>
        <table:table-row table:style-name="TableLine93998237080448">
          <table:table-cell table:style-name="Table2.A2" office:value-type="string">
            <text:p text:style-name="P42">Швидкість передачі**</text:p>
          </table:table-cell>
          <table:table-cell table:style-name="Table2.A2" office:value-type="string">
            <text:p text:style-name="P45">10 Мбіт/с</text:p>
          </table:table-cell>
          <table:table-cell table:style-name="Table2.A2" office:value-type="string">
            <text:p text:style-name="P45">10 Мбіт/с</text:p>
          </table:table-cell>
          <table:table-cell table:style-name="Table2.A2" office:value-type="string">
            <text:p text:style-name="P44">4-100 Мбіт/с</text:p>
          </table:table-cell>
          <table:table-cell table:style-name="Table2.E2" office:value-type="string">
            <text:p text:style-name="P43">100 Мбіт/с і вище</text:p>
          </table:table-cell>
        </table:table-row>
        <table:table-row table:style-name="TableLine93998277391360">
          <table:table-cell table:style-name="Table2.A2" office:value-type="string">
            <text:p text:style-name="P46">Гнучкість</text:p>
          </table:table-cell>
          <table:table-cell table:style-name="Table2.A2" office:value-type="string">
            <text:p text:style-name="P47">Досить гнучкий</text:p>
          </table:table-cell>
          <table:table-cell table:style-name="Table2.A2" office:value-type="string">
            <text:p text:style-name="P47">Менш гнучкий</text:p>
          </table:table-cell>
          <table:table-cell table:style-name="Table2.A2" office:value-type="string">
            <text:p text:style-name="P47">Найгнучкіший</text:p>
          </table:table-cell>
          <table:table-cell table:style-name="Table2.E2" office:value-type="string">
            <text:p text:style-name="P47">Не гнучкий</text:p>
          </table:table-cell>
        </table:table-row>
        <table:table-row table:style-name="TableLine93998384000400">
          <table:table-cell table:style-name="Table2.A2" office:value-type="string">
            <text:p text:style-name="P48">Простота установки</text:p>
          </table:table-cell>
          <table:table-cell table:style-name="Table2.A2" office:value-type="string">
            <text:p text:style-name="P48">Простий в установці</text:p>
          </table:table-cell>
          <table:table-cell table:style-name="Table2.A2" office:value-type="string">
            <text:p text:style-name="P48">Простий в установці</text:p>
          </table:table-cell>
          <table:table-cell table:style-name="Table2.A2" office:value-type="string">
            <text:p text:style-name="P49">Дуже простий в установці; може бути встановлений при будівництві</text:p>
          </table:table-cell>
          <table:table-cell table:style-name="Table2.E2" office:value-type="string">
            <text:p text:style-name="P49">Важкий в установці</text:p>
          </table:table-cell>
        </table:table-row>
        <table:table-row table:style-name="TableLine93998199404432">
          <table:table-cell table:style-name="Table2.A2" office:value-type="string">
            <text:p text:style-name="P50">Схильність до завад</text:p>
          </table:table-cell>
          <table:table-cell table:style-name="Table2.A2" office:value-type="string">
            <text:p text:style-name="P50">Хороший захист від перешкод</text:p>
          </table:table-cell>
          <table:table-cell table:style-name="Table2.A2" office:value-type="string">
            <text:p text:style-name="P50">Хороший захист від перешкод</text:p>
          </table:table-cell>
          <table:table-cell table:style-name="Table2.A2" office:value-type="string">
            <text:p text:style-name="P51">Схильний до перешкод</text:p>
          </table:table-cell>
          <table:table-cell table:style-name="Table2.E2" office:value-type="string">
            <text:p text:style-name="P51">Не схильний до перешкод</text:p>
          </table:table-cell>
        </table:table-row>
        <table:table-row table:style-name="TableLine93998263965152">
          <table:table-cell table:style-name="Table2.A2" office:value-type="string">
            <text:p text:style-name="P52">Особливі властивості</text:p>
          </table:table-cell>
          <table:table-cell table:style-name="Table2.A2" office:value-type="string">
            <text:p text:style-name="P52">Електронні компоненти дешевше, ніж у витої пари</text:p>
          </table:table-cell>
          <table:table-cell table:style-name="Table2.A2" office:value-type="string">
            <text:p text:style-name="P52">Електронні компоненти дешевше, ніж у витої пари</text:p>
          </table:table-cell>
          <table:table-cell table:style-name="Table2.A2" office:value-type="string">
            <text:p text:style-name="P53">Той же телефонний дріт, прокладений під час будівництва</text:p>
          </table:table-cell>
          <table:table-cell table:style-name="Table2.E2" office:value-type="string">
            <text:p text:style-name="P54">Підтримує часто мову, відео і дані</text:p>
          </table:table-cell>
        </table:table-row>
        <table:table-row table:style-name="TableLine93998202476304">
          <table:table-cell table:style-name="Table2.A2" office:value-type="string">
            <text:p text:style-name="P55">Рекомендоване застосування</text:p>
          </table:table-cell>
          <table:table-cell table:style-name="Table2.A2" office:value-type="string">
            <text:p text:style-name="P55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55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56">UTP – найдешевший варіант;</text:p>
            <text:p text:style-name="P56">STP – Token Ring будь-якого розміру</text:p>
          </table:table-cell>
          <table:table-cell table:style-name="Table2.E2" office:value-type="string">
            <text:p text:style-name="P57">Мережі будь-якого розміру з високими вимогами до швидкості передачі, рівня захисту і цілісності даних</text:p>
          </table:table-cell>
        </table:table-row>
        <table:table-row table:style-name="TableLine93998273873152">
          <table:table-cell table:style-name="Table2.A2" office:value-type="string">
            <text:p text:style-name="P58">З'єднувачі</text:p>
          </table:table-cell>
          <table:table-cell table:style-name="Table2.A2" office:value-type="string">
            <text:p text:style-name="P58">BNC</text:p>
          </table:table-cell>
          <table:table-cell table:style-name="Table2.A2" office:value-type="string">
            <text:p text:style-name="P58">AUI</text:p>
          </table:table-cell>
          <table:table-cell table:style-name="Table2.A2" office:value-type="string">
            <text:p text:style-name="P58">RJ45</text:p>
          </table:table-cell>
          <table:table-cell table:style-name="Table2.E2" office:value-type="string">
            <text:p text:style-name="P47"/>
          </table:table-cell>
        </table:table-row>
      </table:table>
      <text:p text:style-name="P25">* Ефективна довжина кабелю може змінюватися залежно від кожної конкретної</text:p>
      <text:p text:style-name="P25">мережі. З поліпшенням технології вона збільшується.</text:p>
      <text:p text:style-name="P25">** Діапазон швидкостей передачі для деяких типів кабелів розширюється. Технічні</text:p>
      <text:p text:style-name="P25">досягнення у виробництві мідних дротів привели до такої швидкості передачі сигналів,</text:p>
      <text:p text:style-name="P25">яку раніше не можна було і припустити.</text:p>
      <text:p text:style-name="P66"/>
      <text:p text:style-name="P65"><text:bookmark text:name="page3R_mcid80"/><text:bookmark text:name="page3R_mcid79"/>Висновки</text:p>
      <text:p text:style-name="P59">В ході лабораторної роботи ми ознайомилися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. <text:span text:style-name="T24">Також ознайомилися</text:span><text:span text:style-name="T25"> з описом та ілюстрацією підключення мережних компонентів.</text:span></text:p>
      <text:p text:style-name="P61">Були вивчені <text:span text:style-name="T25">основні концепції побудови кабельної системи в локальній обчислювальній мережі, основні типи кабелів, їх конструкції, характеристики і способи функціонування, </text:span><text:span text:style-name="T26">основні терміни</text:span><text:span text:style-name="T25">.</text:span></text:p>
      <text:p text:style-name="P60"><text:span text:style-name="T26">Окрім цього було з’ясовано що існує безліч комбінацій базових топологій, які й використовуються у більшості випадків. </text:span><text:span text:style-name="T27">Були розглянуті недоліки та переваги базових топологій, видів кабелів.</text:span></text:p>
      <text:p text:style-name="P63">Контрольні питання</text:p>
      <text:list xml:id="list1801199733" text:style-name="L7">
        <text:list-item>
          <text:p text:style-name="P97">Призначення комп’ютерної мережі.</text:p>
          <text:p text:style-name="P82">Основне призначення комп'ютерних мереж - сумісне використання ресурсів і здійснення інтерактивного зв'язку як усередині однієї фірми, так і за її межами.</text:p>
        </text:list-item>
        <text:list-item>
          <text:p text:style-name="P97">Локальні і глобальні обчислювальні мережі (ЛОМ і ГОМ).</text:p>
          <text:p text:style-name="P83">ЛОМ<text:span text:style-name="T30">(LAN) — Локальна обчислювальна мережа </text:span><text:span text:style-name="T31">(Local A</text:span><text:span text:style-name="T32">rea</text:span><text:span text:style-name="T31"> Network) </text:span><text:span text:style-name="T30">складається з декількох комп'ютерів і </text:span>периферійних пристроїв, сполучених кабелем в межах певної території, наприклад, в одному з відділів компанії або усередині невеликої будівлі. Мережа дозволяє спільно використовувати ресурси, наприклад, файли і принтери, а також працювати з інтерактивними застосуваннями, наприклад, планувальниками і електронною поштою.</text:p>
          <text:p text:style-name="P84">ГОМ<text:span text:style-name="T33">(WAN) — Глобальна <text:s/></text:span><text:span text:style-name="T30">обчислювальна мережа</text:span><text:span text:style-name="T34">(Wide Area Network), </text:span><text:span text:style-name="T35">те саме що ЛОМ, але поєднуються користувачі з різних міст і держав, також кількість користувачів суттєво збільшується — від десятків до декількох тисяч.</text:span></text:p>
        </text:list-item>
      </text:list>
      <text:p text:style-name="P100"/>
      <text:list xml:id="list232056310087095" text:continue-numbering="true" text:style-name="L7">
        <text:list-item>
          <text:p text:style-name="P98">Два основних типи мереж: однорангові мережі <text:span text:style-name="T28">та </text:span>мережі на основі сервера.</text:p>
        </text:list-item>
      </text:list>
      <table:table table:name="Table4" table:style-name="Table4">
        <table:table-column table:style-name="Table4.A" table:number-columns-repeated="3"/>
        <table:table-row table:style-name="TableLine93998224729376">
          <table:table-cell table:style-name="Table4.A1" office:value-type="string">
            <text:p text:style-name="P120">Параметри</text:p>
          </table:table-cell>
          <table:table-cell table:style-name="Table4.A1" office:value-type="string">
            <text:p text:style-name="P120">Однорангові мережі</text:p>
          </table:table-cell>
          <table:table-cell table:style-name="Table4.C1" office:value-type="string">
            <text:p text:style-name="P120">Мережі на основі сервера</text:p>
          </table:table-cell>
        </table:table-row>
        <table:table-row table:style-name="TableLine93998224729376">
          <table:table-cell table:style-name="Table4.A2" office:value-type="string">
            <text:p text:style-name="P120">Розмір</text:p>
          </table:table-cell>
          <table:table-cell table:style-name="Table4.A2" office:value-type="string">
            <text:p text:style-name="P120"><text:span text:style-name="T36">≤10</text:span></text:p>
          </table:table-cell>
          <table:table-cell table:style-name="Table4.C2" office:value-type="string">
            <text:p text:style-name="P118">Обмежені апаратним забезпеченням сервера і мережі</text:p>
          </table:table-cell>
        </table:table-row>
        <table:table-row table:style-name="TableLine93998224729376">
          <table:table-cell table:style-name="Table4.A2" office:value-type="string">
            <text:p text:style-name="P118">Захист</text:p>
          </table:table-cell>
          <table:table-cell table:style-name="Table4.A2" office:value-type="string">
            <text:p text:style-name="P118">Питання захисту розв'язується кожним користувачем самостійно</text:p>
          </table:table-cell>
          <table:table-cell table:style-name="Table4.C2" office:value-type="string">
            <text:p text:style-name="P118">Централізований захист, яким займається адміністратор.</text:p>
          </table:table-cell>
        </table:table-row>
        <table:table-row table:style-name="TableLine93998224729376">
          <table:table-cell table:style-name="Table4.A2" office:value-type="string">
            <text:p text:style-name="P118">Адміністрування</text:p>
          </table:table-cell>
          <table:table-cell table:style-name="Table4.A2" office:value-type="string">
            <text:p text:style-name="P118">Кожен користувач адмініструє свій комп'ютер.</text:p>
          </table:table-cell>
          <table:table-cell table:style-name="Table4.C2" office:value-type="string">
            <text:p text:style-name="P118">Централізоване</text:p>
          </table:table-cell>
        </table:table-row>
        <table:table-row table:style-name="TableLine93998224729376">
          <table:table-cell table:style-name="Table4.A2" office:value-type="string">
            <text:p text:style-name="P119">Операційні системи</text:p>
          </table:table-cell>
          <table:table-cell table:style-name="Table4.A2" office:value-type="string">
            <text:p text:style-name="P117">Майже у всіх сучасних вбудована підтримка однорангових мереж. Тому, щоб встановити однорангову мережу, додаткового програмного забезпечення не вимагається</text:p>
          </table:table-cell>
          <table:table-cell table:style-name="Table4.C2" office:value-type="string">
            <text:p text:style-name="P118">Мережевий сервер і операційна система працюють як єдине ціле. Деякі системи, наприклад Microsoft Windows NT Server, були створені спеціально для того, щоб використовувати переваги найбільш передових серверних технологій.</text:p>
          </table:table-cell>
        </table:table-row>
        <table:table-row table:style-name="TableLine93998224729376">
          <table:table-cell table:style-name="Table4.A2" office:value-type="string">
            <text:p text:style-name="P102"><text:span text:style-name="T13">Апаратне забезпечення</text:span></text:p>
          </table:table-cell>
          <table:table-cell table:style-name="Table4.A2" office:value-type="string">
            <text:p text:style-name="P117">Оскільки кожен комп'ютер є одночасно і клієнтом, і сервером, немає необхідності в потужному центральному сервері або в інших компонентах, обов'язкових для складніших мереж. Однорангові мережі звичайно вимагають потужніших комп'ютерів.</text:p>
          </table:table-cell>
          <table:table-cell table:style-name="Table4.C2" office:value-type="string">
            <text:p text:style-name="P103"><text:span text:style-name="T13">Оскільки комп'ютер користувача не виконує функції сервера, вимоги до його характеристик залежать від потреб самого користувача</text:span></text:p>
          </table:table-cell>
        </table:table-row>
      </table:table>
      <text:list xml:id="list232056210534113" text:continue-numbering="true" text:style-name="L7">
        <text:list-header>
          <text:p text:style-name="P86"/>
        </text:list-header>
        <text:list-item>
          <text:p text:style-name="P99">Загальні компоненти, функції і характеристики всіх мереж: сервери (server), клієнти(client), середовище (media), ресурси (resources).</text:p>
        </text:list-item>
      </text:list>
      <text:list xml:id="list4016533823" text:style-name="L13">
        <text:list-item>
          <text:list>
            <text:list-item>
              <text:p text:style-name="P101"><text:span text:style-name="T29">сервери — комп'ютери, що надають свої ресурси мережевим користувачам;</text:span></text:p>
            </text:list-item>
            <text:list-item>
              <text:p text:style-name="P107"><text:span text:style-name="T15">клієнти — комп'ютери, що здійснюють доступ до мережевих ресурсів, що надаються сервером;</text:span></text:p>
            </text:list-item>
            <text:list-item>
              <text:p text:style-name="P101"><text:span text:style-name="T29">середовище — спосіб з'єднання комп'ютерів;</text:span></text:p>
            </text:list-item>
            <text:list-item>
              <text:p text:style-name="P101"><text:span text:style-name="T29">ресурси — файли, принтери і інші елементи, використані в мережі.</text:span></text:p>
            </text:list-item>
          </text:list>
        </text:list-item>
      </text:list>
      <text:list xml:id="list232056317222018" text:continue-list="list232056210534113" text:style-name="L7">
        <text:list-item>
          <text:p text:style-name="P97">Спеціалізовані сервери.</text:p>
        </text:list-item>
      </text:list>
      <text:list xml:id="list2828189514" text:style-name="L14">
        <text:list-item>
          <text:list>
            <text:list-item>
              <text:p text:style-name="P108"><text:span text:style-name="T16">Файл-сервери і принт-сервери управляють доступом користувачів відповідно до файлів і принтерів.</text:span></text:p>
            </text:list-item>
            <text:list-item>
              <text:p text:style-name="P109"><text:span text:style-name="T16">На серверах додатків виконуються прикладні частини клієнт-серверних додатків, а також знаходяться дані, доступні клієнтам.<text:line-break/>Клієнт додатків на віддаленому комп'ютері дістає доступ до даних, що зберігаються на сервері додатків. Проте, замість всієї бази даних на Ваш комп'ютер з сервера завантажуються тільки результати запиту.</text:span></text:p>
            </text:list-item>
            <text:list-item>
              <text:p text:style-name="P109"><text:span text:style-name="T16">Поштові сервери - управляють передачею електронних повідомлень між користувачами мережі.</text:span></text:p>
            </text:list-item>
            <text:list-item>
              <text:p text:style-name="P109"><text:span text:style-name="T16">Сервери Факсу - управляють потоком вхідних і вихідних факсимільних повідомлень через один або декілька факс-модемів.</text:span></text:p>
            </text:list-item>
            <text:list-item>
              <text:p text:style-name="P109"><text:span text:style-name="T16">Комунікаційні сервери - управляють потоком даних і поштових повідомлень між цією і іншими мережами, мейнфреймами або віддаленими користувачами через модем і телефонну лінію.</text:span></text:p>
            </text:list-item>
          </text:list>
        </text:list-item>
      </text:list>
      <text:list xml:id="list232056447588730" text:continue-list="list232056317222018" text:style-name="L7">
        <text:list-item>
          <text:p text:style-name="P97">Топології мереж і їх вплив на характеристики мережі.</text:p>
          <text:p text:style-name="P82">Термін «топологія», або «топологія мережі», характеризує фізичне розташування комп'ютерів, кабелів і інших компонентів мережі.</text:p>
          <text:p text:style-name="P97"><text:span text:style-name="T13">Вибір тієї або іншої топології впливає на:</text:span></text:p>
        </text:list-item>
      </text:list>
      <text:list xml:id="list3219097843" text:style-name="L15">
        <text:list-item>
          <text:list>
            <text:list-item>
              <text:p text:style-name="P110"><text:span text:style-name="T16">склад необхідного мережевого устаткування;</text:span></text:p>
            </text:list-item>
            <text:list-item>
              <text:p text:style-name="P110"><text:span text:style-name="T16">характеристики мережевого устаткування;</text:span></text:p>
            </text:list-item>
            <text:list-item>
              <text:p text:style-name="P110"><text:span text:style-name="T16">можливості розширення мережі;</text:span></text:p>
            </text:list-item>
            <text:list-item>
              <text:p text:style-name="P110"><text:span text:style-name="T16">спосіб управління мережею.</text:span></text:p>
            </text:list-item>
          </text:list>
        </text:list-item>
      </text:list>
      <text:list xml:id="list232058011521612" text:continue-list="list232056447588730" text:style-name="L7">
        <text:list-item>
          <text:p text:style-name="P97">Базові топології: шина, зірка, кільце. Компоненти необхідні для створення мереж</text:p>
          <text:p text:style-name="P97">базових топологій шина і зірка.</text:p>
          <text:p text:style-name="P87">Шина — <text:span text:style-name="T22">К</text:span>омп'ютери підключені уздовж одного кабелю<text:span text:style-name="T37">(магістраль)</text:span>. <text:span text:style-name="T37">Пасивна топологія.</text:span></text:p>
          <text:p text:style-name="P88">Зірка — Комп'ютери підключені до сегментів кабелю, що виходять з однієї точки або концентратора.</text:p>
          <text:p text:style-name="P89">Кільце — Кабель, до якого підключені комп'ютери, замкнутий у кільце, кожен комп'ютер виступає в ролі репітера.</text:p>
          <text:p text:style-name="P90">Для створення мережі топології шина потрібні комп'ютери, магістральний кабель, термінаторі сигналу на кінцях магістралі.</text:p>
          <text:p text:style-name="P90">Для створення мережі топології зірка необхідні комп'ютери, концентратор, кабелі від концентратора до комп'ютерів.</text:p>
        </text:list-item>
      </text:list>
      <text:p text:style-name="P100"/>
      <text:list xml:id="list232058055267637" text:continue-numbering="true" text:style-name="L7">
        <text:list-item>
          <text:p text:style-name="P105"><text:span text:style-name="T18">Концентратори (hub): активні, пасивні, гібридні.</text:span></text:p>
          <text:p text:style-name="P104">Одним із стандартних компонентів мережі є концентратор. В мережах з топологією «зірка» він служить центральним вузлом.<text:span text:style-name="T39">fn</text:span></text:p>
          <text:p text:style-name="P104">Використання концентраторів дає ряд переваг. Розрив кабелю в мережі із звичайною топологією «лінійна шина» приведе до «падіння» всієї мережі. А розрив кабелю, підключеного до концентратора, порушить роботу тільки даного сегменту. Решта сегментів залишиться працездатною.</text:p>
          <text:p text:style-name="P106">До інших переваг використання концентраторів належать:</text:p>
        </text:list-item>
      </text:list>
      <text:list xml:id="list1761257189" text:style-name="L17">
        <text:list-item>
          <text:list>
            <text:list-item>
              <text:p text:style-name="P113">простота зміни або розширення мережі: достатньо просто підключити ще один комп'ютер або концентратор;</text:p>
            </text:list-item>
            <text:list-item>
              <text:p text:style-name="P113">використання різних портів для підключення кабелів різних типів;</text:p>
            </text:list-item>
            <text:list-item>
              <text:p text:style-name="P113">централізований контроль за роботою мережі і мережевим трафіком.</text:p>
            </text:list-item>
          </text:list>
        </text:list-item>
      </text:list>
      <text:list xml:id="list1170394475" text:style-name="L16">
        <text:list-item>
          <text:list>
            <text:list-header>
              <text:p text:style-name="P111"><text:span text:style-name="T16"/></text:p>
            </text:list-header>
            <text:list-item>
              <text:p text:style-name="P111"><text:span text:style-name="T16">Активні концентратори — регенерують і передають сигнали так само, як це роблять репітери. Іноді їх називають багатопортовими репітерами — вони мають від 8 до 12 портів для підключення комп'ютерів.</text:span></text:p>
            </text:list-item>
            <text:list-item>
              <text:p text:style-name="P112"><text:span text:style-name="T16">Пасивні концентратори — просто пропускають через себе сигнал як вузли комутації, не підсилюючи і не відновлюючи його. Пасивні концентратори не треба підключати до джерела живлення.</text:span></text:p>
            </text:list-item>
            <text:list-item>
              <text:p text:style-name="P112"><text:span text:style-name="T16">Гібридні концентратори - до </text:span><text:span text:style-name="T17">н</text:span><text:span text:style-name="T16">их можна підключати кабелі різних типів. Мережі, побудовані на концентраторах, легко розширити, якщо підключити додаткові концентратори.</text:span></text:p>
            </text:list-item>
          </text:list>
        </text:list-item>
      </text:list>
      <text:list xml:id="list232056588992392" text:continue-list="list232058055267637" text:style-name="L7">
        <text:list-item>
          <text:p text:style-name="P97">Три основні групи кабелів.</text:p>
        </text:list-item>
      </text:list>
      <text:list xml:id="list2625720145" text:style-name="L18">
        <text:list-item>
          <text:p text:style-name="P85">коаксіальний кабель (coaxial cable);</text:p>
        </text:list-item>
        <text:list-item>
          <text:p text:style-name="P85">вита пара (twisted pair);</text:p>
        </text:list-item>
        <text:list-item>
          <text:p text:style-name="P85">оптоволоконний кабель (fiber optic).</text:p>
        </text:list-item>
      </text:list>
      <text:list xml:id="list232057377684916" text:continue-list="list232056588992392" text:style-name="L7">
        <text:list-item>
          <text:p text:style-name="P97">Що означають специфікації: 10BaseT, 10Base2, 10Base5.</text:p>
          <text:p text:style-name="P94">10BaseT — Вита пара</text:p>
          <text:p text:style-name="P96">10Base2 — Тонкий коаксіальний кабель</text:p>
          <text:p text:style-name="P96">10Base5 — Товстий коаксіальний кабель</text:p>
        </text:list-item>
      </text:list>
      <text:p text:style-name="P95"/>
      <text:list xml:id="list232056927512897" text:continue-numbering="true" text:style-name="L7">
        <text:list-header>
          <text:p text:style-name="P91">Base — скорочення від BASEband signaling,</text:p>
          <text:p text:style-name="P91">10 — швидкість передачі даних(хоча вже не є актуальною для деяких стандартів)</text:p>
          <text:p text:style-name="P92">T — twisted pair(вита пара)</text:p>
          <text:p text:style-name="P93">2 — означає що максимальна довжина сегменту наближається до 200 метрів(насправді 185)</text:p>
          <text:p text:style-name="P93">5 — <text:span text:style-name="T38">означає що максимальна довжина сегменту — 500 метрів.</text:span></text:p>
        </text:list-header>
        <text:list-item>
          <text:p text:style-name="P104"><text:span text:style-name="T18">Топологія мережі і її компоненти (ауд. 4208а).</text:span></text:p>
          <text:p text:style-name="P114"><text:span text:style-name="T19">Топологія мережі у аудиторії 4208а — шина-зірка(starbus) — комбінована топологія, яка поєднує базові топології шина та зірка. </text:span><text:span text:style-name="T20">Комп'ютери біля стінок, перпендикулярних вікнам, поєднані топологією зірка, а два концентратори поєднуються між собою топологією шина. </text:span><text:span text:style-name="T21">Використовуються гібридні концентратори з наступними характеристиками</text:span></text:p>
        </text:list-item>
      </text:list>
      <text:list xml:id="list1363420067" text:style-name="L19">
        <text:list-item>
          <text:list>
            <text:list-item>
              <text:p text:style-name="P115"><text:span text:style-name="T19">8x RJ45 — використовується 10BaseT UTP5</text:span></text:p>
            </text:list-item>
            <text:list-item>
              <text:p text:style-name="P115"><text:span text:style-name="T19">1x BNC 10Base2</text:span></text:p>
            </text:list-item>
            <text:list-item>
              <text:p text:style-name="P116"><text:span text:style-name="T19">1x AUI 10Base5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7T23:20:55.747528590</dc:date>
    <meta:editing-duration>PT13H4M9S</meta:editing-duration>
    <meta:editing-cycles>1054</meta:editing-cycles>
    <meta:generator>LibreOffice/7.2.6.2$Linux_X86_64 LibreOffice_project/20$Build-2</meta:generator>
    <meta:document-statistic meta:table-count="3" meta:image-count="0" meta:object-count="1" meta:page-count="7" meta:paragraph-count="200" meta:word-count="1457" meta:character-count="10998" meta:non-whitespace-character-count="9773"/>
  </office:meta>
</office:document-meta>
</file>